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ARepositoryHandle.login( JCAConnectionRequestInfo cri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CARepositoryHandle.getDescriptor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RepositoryHandle.JCARepositoryHandle( JCAManagedConnectionFactory mcf , ConnectionManager c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ARepositoryHandle.setReference( Reference 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RepositoryHandle.lo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RepositoryHandle.login( Credentials cre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RepositoryHandle.login( Credentials creds , String work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RepositoryHandle.getDescriptor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RepositoryHandle.get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RepositoryHandle.login( String work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